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776" officeooo:paragraph-rsid="001eb776"/>
    </style:style>
    <style:style style:name="P2" style:family="paragraph" style:parent-style-name="Standard">
      <style:text-properties fo:font-size="18pt" officeooo:rsid="001eb776" officeooo:paragraph-rsid="001eb776" style:font-size-asian="18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1eb776" officeooo:paragraph-rsid="001eb776" style:font-size-asian="18pt" style:font-size-complex="18pt"/>
    </style:style>
    <style:style style:name="P4" style:family="paragraph" style:parent-style-name="Standard">
      <style:text-properties style:font-name="Abyssinica SIL" fo:font-style="normal" officeooo:rsid="001eb776" officeooo:paragraph-rsid="001eb776" style:font-style-asian="normal" style:font-style-complex="normal"/>
    </style:style>
    <style:style style:name="P5" style:family="paragraph" style:parent-style-name="Standard">
      <style:text-properties style:text-underline-style="solid" style:text-underline-width="auto" style:text-underline-color="font-color" officeooo:rsid="001eb776" officeooo:paragraph-rsid="001eb776"/>
    </style:style>
    <style:style style:name="P6" style:family="paragraph" style:parent-style-name="Standard">
      <style:text-properties officeooo:rsid="001eb776" officeooo:paragraph-rsid="001eb776"/>
    </style:style>
    <style:style style:name="P7" style:family="paragraph" style:parent-style-name="Standard">
      <style:text-properties officeooo:rsid="00245de3" officeooo:paragraph-rsid="00245de3"/>
    </style:style>
    <style:style style:name="T1" style:family="text">
      <style:text-properties style:text-underline-style="none"/>
    </style:style>
    <style:style style:name="T2" style:family="text">
      <style:text-properties style:font-name="Abyssinica SIL" fo:font-style="italic" style:font-style-asian="italic" style:font-style-complex="italic"/>
    </style:style>
    <style:style style:name="T3" style:family="text">
      <style:text-properties style:font-name="Abyssinica SIL" fo:font-style="normal" style:font-style-asian="normal" style:font-style-complex="normal"/>
    </style:style>
    <style:style style:name="T4" style:family="text">
      <style:text-properties style:font-name="Abyssinica SIL" fo:font-style="normal" officeooo:rsid="00237acb" style:font-style-asian="normal" style:font-style-complex="normal"/>
    </style:style>
    <style:style style:name="T5" style:family="text">
      <style:text-properties style:font-name="Abyssinica SIL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1a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</text:span>GRUPO DAS</text:p>
      <text:p text:style-name="P2"/>
      <text:p text:style-name="P2">Rama TEST</text:p>
      <text:p text:style-name="P3"/>
      <text:p text:style-name="P2">Roles: </text:p>
      <text:p text:style-name="P1"/>
      <text:p text:style-name="P1"/>
      <text:p text:style-name="P1"><text:tab/><text:span text:style-name="T2"> </text:span><text:span text:style-name="T3">a) </text:span><text:span text:style-name="T5">Arquitectos Software Senior</text:span><text:span text:style-name="T3"> (dos integrantes con mas exp seran las que toman las decisiones de diseño y las capturan) →</text:span><text:span text:style-name="T4"> Hamsa/Mimi</text:span></text:p>
      <text:p text:style-name="P4"/>
      <text:p text:style-name="P4"><text:tab/>b) <text:span text:style-name="T6">Arquitectos Software Junior</text:span> (dos integrantes con exp UML se encarga de modelar y documentar la arquitectura software en base a la decisiones de diseño tomadas) → <text:s/><text:span text:style-name="T7">Daniel/Manuel</text:span></text:p>
      <text:p text:style-name="P4"/>
      <text:p text:style-name="P4"><text:tab/>c) <text:span text:style-name="T6">Arquitectos Software Cognitivos</text:span> (se encargan de cuestionar las decisiones tomadas y plantear nuevos problemas de diseño) →<text:span text:style-name="T7"> Celia/Ana</text:span></text:p>
      <text:p text:style-name="P5"/>
      <text:p text:style-name="P1"/>
      <text:p text:style-name="P1"/>
      <text:p text:style-name="P7">Finalizacion: 13 Noviembre</text:p>
      <text:p text:style-name="P7"/>
      <text:p text:style-name="P7">Entrega: 18 Noviembre 18h</text:p>
      <text:p text:style-name="P7"/>
      <text:p text:style-name="P7"/>
      <text:p text:style-name="P7">Planing: </text:p>
      <text:p text:style-name="P7"><text:tab/>semana1 → entendimiento del problema y analisis de requisitos. Cada requisito tendra un identificador, un nombre descriptivo y una descripcion detallada. Los Junior descargan el software necesario (ADMentor y MADR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0:41:36.014716852</meta:creation-date>
    <dc:date>2019-10-14T12:26:41.929547993</dc:date>
    <meta:editing-duration>PT33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2" meta:character-count="756" meta:non-whitespace-character-count="642"/>
  </office:meta>
</office:document-meta>
</file>